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3688E8CB0F3F94E5565.png" manifest:media-type="image/png"/>
  <manifest:file-entry manifest:full-path="Pictures/10000000000002C6000001AC1AFCFFBDB1EB29E6.png" manifest:media-type="image/png"/>
  <manifest:file-entry manifest:full-path="Pictures/100000000000035D000003286CC3B728AE147DE5.png" manifest:media-type="image/png"/>
  <manifest:file-entry manifest:full-path="Pictures/100000000000035B000002BD1E58F13BC42665BF.png" manifest:media-type="image/png"/>
  <manifest:file-entry manifest:full-path="Pictures/10000000000002A900000393A124957E89CED074.png" manifest:media-type="image/png"/>
  <manifest:file-entry manifest:full-path="Pictures/10000000000002990000007DD36DBFD6AA2186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2807in" draw:z-index="0"><draw:image xlink:href="Pictures/100000000000035D000003286CC3B728AE147DE5.png" xlink:type="simple" xlink:show="embed" xlink:actuate="onLoad"/></draw:frame></text:p>
      <text:p text:style-name="Standard"><draw:frame draw:style-name="fr2" draw:name="Image2" text:anchor-type="paragraph" svg:width="6.6929in" svg:height="5.4618in" draw:z-index="1"><draw:image xlink:href="Pictures/100000000000035B000002BD1E58F13BC42665BF.png" xlink:type="simple" xlink:show="embed" xlink:actuate="onLoad"/></draw:frame></text:p>
      <text:p text:style-name="Standard"><draw:frame draw:style-name="fr1" draw:name="Image3" text:anchor-type="paragraph" svg:width="6.6929in" svg:height="8.9925in" draw:z-index="2"><draw:image xlink:href="Pictures/10000000000002A900000393A124957E89CED074.png" xlink:type="simple" xlink:show="embed" xlink:actuate="onLoad"/></draw:frame><draw:frame draw:style-name="fr3" draw:name="Image4" text:anchor-type="paragraph" svg:x="0.052in" svg:y="8.0992in" svg:width="6.6929in" svg:height="1.2575in" draw:z-index="3"><draw:image xlink:href="Pictures/10000000000002990000007DD36DBFD6AA2186E1.png" xlink:type="simple" xlink:show="embed" xlink:actuate="onLoad"/></draw:frame><text:soft-page-break/></text:p>
      <text:p text:style-name="P1"><draw:frame draw:style-name="fr3" draw:name="Image5" text:anchor-type="paragraph" svg:x="0.1217in" svg:y="0.3807in" svg:width="6.6929in" svg:height="4.0339in" draw:z-index="4"><draw:image xlink:href="Pictures/10000000000002C6000001AC1AFCFFBDB1EB29E6.png" xlink:type="simple" xlink:show="embed" xlink:actuate="onLoad"/></draw:frame></text:p>
      <text:p text:style-name="Standard"/>
      <text:p text:style-name="Standard"/>
      <text:p text:style-name="P1"><draw:frame draw:style-name="fr1" draw:name="Image6" text:anchor-type="paragraph" svg:width="6.6929in" svg:height="8.5327in" draw:z-index="5"><draw:image xlink:href="Pictures/10000000000002AC000003688E8CB0F3F94E556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2:46:05.292817086</meta:creation-date>
    <dc:date>2018-01-18T12:50:50.561012247</dc:date>
    <meta:editing-duration>PT4M45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